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7in" table:align="margins"/>
    </style:style>
    <style:style style:name="Table1.A" style:family="table-column">
      <style:table-column-properties style:column-width="3.5in" style:rel-column-width="32767*"/>
    </style:style>
    <style:style style:name="Table1.B" style:family="table-column">
      <style:table-column-properties style:column-width="3.5in" style:rel-column-width="32768*"/>
    </style:style>
    <style:style style:name="Table1.1" style:family="table-row">
      <style:table-row-properties style:row-height="2in"/>
    </style:style>
    <style:style style:name="Table1.A1" style:family="table-cell">
      <style:table-cell-properties fo:padding="0.1in" fo:border="none"/>
    </style:style>
    <style:style style:name="P1" style:family="paragraph" style:parent-style-name="Table_20_Contents"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officeooo:paragraph-rsid="0003d804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6pt" officeooo:rsid="0003d804" officeooo:paragraph-rsid="0003d804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12pt" fo:font-style="italic" officeooo:rsid="0003d804" officeooo:paragraph-rsid="0003d804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2pt" fo:font-style="italic" officeooo:rsid="0003d804" officeooo:paragraph-rsid="0003d804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2pt" fo:font-style="italic" officeooo:rsid="0003d804" officeooo:paragraph-rsid="0006ad88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rebuchet MS" fo:font-size="16pt" officeooo:paragraph-rsid="0003d804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rebuchet MS" fo:font-size="16pt" officeooo:paragraph-rsid="0006ad88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Trebuchet MS" fo:font-size="16pt" officeooo:rsid="0003d804" officeooo:paragraph-rsid="0003d804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6pt" officeooo:rsid="0003d804" officeooo:paragraph-rsid="0006ad88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style:font-name="Trebuchet MS" fo:font-size="16pt" officeooo:rsid="0006ad88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Trebuchet MS" fo:font-size="16pt" officeooo:rsid="0006ad88" officeooo:paragraph-rsid="0006ad88" style:font-size-asian="16pt" style:font-size-complex="16pt"/>
    </style:style>
    <style:style style:name="P17" style:family="paragraph" style:parent-style-name="Table_20_Contents">
      <style:text-properties style:font-name="Trebuchet MS" fo:font-size="8pt" style:font-size-asian="8pt" style:font-size-complex="8pt"/>
    </style:style>
    <style:style style:name="P18" style:family="paragraph">
      <style:paragraph-properties fo:text-align="center"/>
    </style:style>
    <style:style style:name="T1" style:family="text">
      <style:text-properties officeooo:rsid="0003d804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fo:font-style="italic" officeooo:rsid="0003d804" style:font-size-asian="12pt" style:font-style-asian="italic" style:font-size-complex="12pt" style:font-style-complex="italic"/>
    </style:style>
    <style:style style:name="T4" style:family="text">
      <style:text-properties fo:font-size="12pt" fo:font-style="italic" officeooo:rsid="0006ad88" style:font-size-asian="12pt" style:font-style-asian="italic" style:font-size-complex="12pt" style:font-style-complex="italic"/>
    </style:style>
    <style:style style:name="T5" style:family="text">
      <style:text-properties officeooo:rsid="000649fc"/>
    </style:style>
    <style:style style:name="T6" style:family="text">
      <style:text-properties officeooo:rsid="0006ad88"/>
    </style:style>
    <style:style style:name="T7" style:family="text">
      <style:text-properties officeooo:rsid="00092b5c"/>
    </style:style>
    <style:style style:name="gr1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line text:anchor-type="paragraph" draw:z-index="0" draw:style-name="gr1" draw:text-style-name="P18" svg:x1="6.8709in" svg:y1="-1.6709in" svg:x2="7.0563in" svg:y2="-1.6709in"><text:p/></draw:line><draw:line text:anchor-type="paragraph" draw:z-index="1" draw:style-name="gr1" draw:text-style-name="P18" svg:x1="3.3957in" svg:y1="-1.8807in" svg:x2="3.3957in" svg:y2="-1.6587in"><text:p/></draw:line><text:line-break/></text:p>
            <text:p text:style-name="P3"/>
            <text:p text:style-name="P5">Interrupting Izzy <text:span text:style-name="T7">(1)</text:span><text:line-break/><text:span text:style-name="T2">repeatedly interrupts the speaker,<text:line-break/>other questioners, and answers<text:line-break/>questions for the speaker.</text:span></text:p>
            <text:p text:style-name="P1"/>
          </table:table-cell>
          <table:table-cell table:style-name="Table1.A1" office:value-type="string">
            <text:p text:style-name="P2"><draw:line text:anchor-type="paragraph" draw:z-index="2" draw:style-name="gr1" draw:text-style-name="P18" svg:x1="6.8709in" svg:y1="-1.6709in" svg:x2="7.0563in" svg:y2="-1.6709in"><text:p/></draw:line><draw:line text:anchor-type="paragraph" draw:z-index="3" draw:style-name="gr1" draw:text-style-name="P18" svg:x1="3.3957in" svg:y1="-1.8807in" svg:x2="3.3957in" svg:y2="-1.6587in"><text:p/></draw:line><text:line-break/></text:p>
            <text:p text:style-name="P3"/>
            <text:p text:style-name="P5">Tricky Tony <text:span text:style-name="T7">(2)</text:span><text:line-break/><text:span text:style-name="T2">Asks hard questions aimed</text:span></text:p>
            <text:p text:style-name="P6">at entrapping or embarassing</text:p>
            <text:p text:style-name="P6">the speaker.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4" draw:style-name="gr1" draw:text-style-name="P18" svg:x1="6.8709in" svg:y1="-1.6709in" svg:x2="7.0563in" svg:y2="-1.6709in"><text:p/></draw:line><draw:line text:anchor-type="paragraph" draw:z-index="5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Reminiscing Randy (3)<text:line-break/></text:span><text:span text:style-name="T3">instead of questions, launches</text:span></text:p>
            <text:p text:style-name="P6">into a long, rambling personal</text:p>
            <text:p text:style-name="P6">story.</text:p>
            <text:p text:style-name="P1"/>
          </table:table-cell>
          <table:table-cell table:style-name="Table1.A1" office:value-type="string">
            <text:p text:style-name="P2"><draw:line text:anchor-type="paragraph" draw:z-index="6" draw:style-name="gr1" draw:text-style-name="P18" svg:x1="6.8709in" svg:y1="-1.6709in" svg:x2="7.0563in" svg:y2="-1.6709in"><text:p/></draw:line><draw:line text:anchor-type="paragraph" draw:z-index="7" draw:style-name="gr1" draw:text-style-name="P18" svg:x1="3.3957in" svg:y1="-1.8807in" svg:x2="3.3957in" svg:y2="-1.6587in"><text:p/></draw:line><text:line-break/></text:p>
            <text:p text:style-name="P3"/>
            <text:p text:style-name="P5">One-note Ollie <text:span text:style-name="T7">(4)</text:span><text:line-break/><text:span text:style-name="T2">keeps asking the same</text:span></text:p>
            <text:p text:style-name="P6">question with different</text:p>
            <text:p text:style-name="P6">phrasing. <text:span text:style-name="T5">May Interrupt.</text:span>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8" draw:style-name="gr1" draw:text-style-name="P18" svg:x1="6.8709in" svg:y1="-1.6709in" svg:x2="7.0563in" svg:y2="-1.6709in"><text:p/></draw:line><draw:line text:anchor-type="paragraph" draw:z-index="9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Correct Casey (5)<text:line-break/></text:span><text:span text:style-name="T3">uses Q&amp;A to correct speaker</text:span></text:p>
            <text:p text:style-name="P5"><text:span text:style-name="T3">o</text:span><text:span text:style-name="T2">n minor technical points.</text:span></text:p>
            <text:p text:style-name="P1"/>
          </table:table-cell>
          <table:table-cell table:style-name="Table1.A1" office:value-type="string">
            <text:p text:style-name="P15"/>
            <text:p text:style-name="P14"/>
            <text:p text:style-name="P14"><text:span text:style-name="T6">Speaker</text:span><text:line-break/><text:span text:style-name="T4">Gives a short talk<text:line-break/>and then conducts Q&amp;A.</text:span></text:p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5"/>
            <text:p text:style-name="P14"/>
            <text:p text:style-name="P14">Alex Audience <text:span text:style-name="T5">1</text:span><text:line-break/><text:span text:style-name="T2">listens politely</text:span></text:p>
            <text:p text:style-name="P8">and asks regular questions</text:p>
            <text:p text:style-name="P12"/>
          </table:table-cell>
          <table:table-cell table:style-name="Table1.A1" office:value-type="string">
            <text:p text:style-name="P12"/>
            <text:p text:style-name="P12"/>
            <text:p text:style-name="P12"><text:span text:style-name="T1">Alex Audience 2<text:line-break/></text:span><text:span text:style-name="T3">listens politely</text:span></text:p>
            <text:p text:style-name="P8">and asks regular questions</text:p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2" draw:style-name="gr1" draw:text-style-name="P18" svg:x1="6.8709in" svg:y1="-1.6709in" svg:x2="7.0563in" svg:y2="-1.6709in"><text:p/></draw:line><draw:line text:anchor-type="paragraph" draw:z-index="23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Alex Audience 4<text:line-break/></text:span><text:span text:style-name="T3">listens politely</text:span></text:p>
            <text:p text:style-name="P6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0" draw:style-name="gr1" draw:text-style-name="P18" svg:x1="6.8709in" svg:y1="-1.6709in" svg:x2="7.0563in" svg:y2="-1.6709in"><text:p/></draw:line><draw:line text:anchor-type="paragraph" draw:z-index="11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3</text:span><text:line-break/><text:span text:style-name="T2">listens politely</text:span></text:p>
            <text:p text:style-name="P6">and asks regular questions</text:p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2"><draw:line text:anchor-type="paragraph" draw:z-index="24" draw:style-name="gr1" draw:text-style-name="P18" svg:x1="6.8709in" svg:y1="-1.6709in" svg:x2="7.0563in" svg:y2="-1.6709in"><text:p/></draw:line><draw:line text:anchor-type="paragraph" draw:z-index="25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Alex Audience 6<text:line-break/></text:span><text:span text:style-name="T3">listens politely</text:span></text:p>
            <text:p text:style-name="P6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2" draw:style-name="gr1" draw:text-style-name="P18" svg:x1="6.8709in" svg:y1="-1.6709in" svg:x2="7.0563in" svg:y2="-1.6709in"><text:p/></draw:line><draw:line text:anchor-type="paragraph" draw:z-index="13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5</text:span><text:line-break/><text:span text:style-name="T2">listens politely</text:span></text:p>
            <text:p text:style-name="P6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6" draw:style-name="gr1" draw:text-style-name="P18" svg:x1="6.8709in" svg:y1="-1.6709in" svg:x2="7.0563in" svg:y2="-1.6709in"><text:p/></draw:line><draw:line text:anchor-type="paragraph" draw:z-index="27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Alex Audience 8<text:line-break/></text:span><text:span text:style-name="T3">listens politely</text:span></text:p>
            <text:p text:style-name="P6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4" draw:style-name="gr1" draw:text-style-name="P18" svg:x1="6.8709in" svg:y1="-1.6709in" svg:x2="7.0563in" svg:y2="-1.6709in"><text:p/></draw:line><draw:line text:anchor-type="paragraph" draw:z-index="15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7</text:span><text:line-break/><text:span text:style-name="T2">listens politely</text:span></text:p>
            <text:p text:style-name="P6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28" draw:style-name="gr1" draw:text-style-name="P18" svg:x1="6.8709in" svg:y1="-1.6709in" svg:x2="7.0563in" svg:y2="-1.6709in"><text:p/></draw:line><draw:line text:anchor-type="paragraph" draw:z-index="29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Alex Audience 10<text:line-break/></text:span><text:span text:style-name="T3">listens politely</text:span></text:p>
            <text:p text:style-name="P6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6" draw:style-name="gr1" draw:text-style-name="P18" svg:x1="6.8709in" svg:y1="-1.6709in" svg:x2="7.0563in" svg:y2="-1.6709in"><text:p/></draw:line><draw:line text:anchor-type="paragraph" draw:z-index="17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9</text:span><text:line-break/><text:span text:style-name="T2">listens politely</text:span></text:p>
            <text:p text:style-name="P6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0" draw:style-name="gr1" draw:text-style-name="P18" svg:x1="6.8709in" svg:y1="-1.6709in" svg:x2="7.0563in" svg:y2="-1.6709in"><text:p/></draw:line><draw:line text:anchor-type="paragraph" draw:z-index="31" draw:style-name="gr1" draw:text-style-name="P18" svg:x1="3.3957in" svg:y1="-1.8807in" svg:x2="3.3957in" svg:y2="-1.6587in"><text:p/></draw:line><text:line-break/></text:p>
            <text:p text:style-name="P3"/>
            <text:p text:style-name="P4"><text:span text:style-name="T1">Alex Audience 12<text:line-break/></text:span><text:span text:style-name="T3">listens politely</text:span></text:p>
            <text:p text:style-name="P6">and asks regular questions</text:p>
            <text:p text:style-name="P1"/>
          </table:table-cell>
          <table:table-cell table:style-name="Table1.A1" office:value-type="string">
            <text:p text:style-name="P2"><draw:line text:anchor-type="paragraph" draw:z-index="18" draw:style-name="gr1" draw:text-style-name="P18" svg:x1="6.8709in" svg:y1="-1.6709in" svg:x2="7.0563in" svg:y2="-1.6709in"><text:p/></draw:line><draw:line text:anchor-type="paragraph" draw:z-index="19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11</text:span><text:line-break/><text:span text:style-name="T2">listens politely</text:span></text:p>
            <text:p text:style-name="P6">and asks regular questions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2"><draw:line text:anchor-type="paragraph" draw:z-index="32" draw:style-name="gr1" draw:text-style-name="P18" svg:x1="6.8709in" svg:y1="-1.6709in" svg:x2="7.0563in" svg:y2="-1.6709in"><text:p/></draw:line><draw:line text:anchor-type="paragraph" draw:z-index="33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14</text:span><text:line-break/><text:span text:style-name="T2">listens politely</text:span></text:p>
            <text:p text:style-name="P6">and asks regular questions</text:p>
            <text:p text:style-name="P3"/>
          </table:table-cell>
          <table:table-cell table:style-name="Table1.A1" office:value-type="string">
            <text:p text:style-name="P2"><draw:line text:anchor-type="paragraph" draw:z-index="20" draw:style-name="gr1" draw:text-style-name="P18" svg:x1="6.8709in" svg:y1="-1.6709in" svg:x2="7.0563in" svg:y2="-1.6709in"><text:p/></draw:line><draw:line text:anchor-type="paragraph" draw:z-index="21" draw:style-name="gr1" draw:text-style-name="P18" svg:x1="3.3957in" svg:y1="-1.8807in" svg:x2="3.3957in" svg:y2="-1.6587in"><text:p/></draw:line><text:line-break/></text:p>
            <text:p text:style-name="P3"/>
            <text:p text:style-name="P5">Alex Audience <text:span text:style-name="T5">13</text:span><text:line-break/><text:span text:style-name="T2">listens politely</text:span></text:p>
            <text:p text:style-name="P6">and asks regular questions</text:p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osh Berkus</meta:initial-creator>
    <meta:creation-date>2007-10-27T13:17:37</meta:creation-date>
    <dc:date>2016-01-10T14:41:50.053090464</dc:date>
    <meta:printed-by>Josh Berkus</meta:printed-by>
    <meta:print-date>2008-07-17T13:15:54</meta:print-date>
    <dc:language>en-US</dc:language>
    <meta:editing-cycles>15</meta:editing-cycles>
    <meta:editing-duration>PT4H54M48S</meta:editing-duration>
    <meta:document-statistic meta:table-count="1" meta:image-count="0" meta:object-count="0" meta:page-count="3" meta:paragraph-count="58" meta:word-count="201" meta:character-count="1324" meta:non-whitespace-character-count="1147"/>
    <meta:user-defined meta:name="Info 1"/>
    <meta:user-defined meta:name="Info 2"/>
    <meta:user-defined meta:name="Info 3"/>
    <meta:user-defined meta:name="Info 4"/>
  </office:meta>
</office:document-meta>
</file>